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Poz-66845">
            <text:p>Poz-66845</text:p>
          </table:table-cell>
          <table:table-cell office:value-type="float" office:value="-4.95">
            <text:p>-4.95</text:p>
          </table:table-cell>
          <table:table-cell office:value-type="float" office:value="119.36">
            <text:p>119.36</text:p>
          </table:table-cell>
          <table:table-cell office:value-type="float" office:value="5165.0">
            <text:p>5165.0</text:p>
          </table:table-cell>
          <table:table-cell office:value-type="float" office:value="35.0">
            <text:p>35.0</text:p>
          </table:table-cell>
          <table:table-cell office:value-type="string" office:value="coral - taxa unspecified">
            <text:p>coral - taxa unspecifie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0.517">
            <text:p>0.51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annEtal2016,MannEtal2019">
            <text:p>MannEtal2016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Poz-66842">
            <text:p>Poz-66842</text:p>
          </table:table-cell>
          <table:table-cell office:value-type="float" office:value="-5.04">
            <text:p>-5.04</text:p>
          </table:table-cell>
          <table:table-cell office:value-type="float" office:value="119.33">
            <text:p>119.33</text:p>
          </table:table-cell>
          <table:table-cell office:value-type="float" office:value="4830.0">
            <text:p>4830.0</text:p>
          </table:table-cell>
          <table:table-cell office:value-type="float" office:value="40.0">
            <text:p>40.0</text:p>
          </table:table-cell>
          <table:table-cell office:value-type="string" office:value="coral - taxa unspecified">
            <text:p>coral - taxa unspecifie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-0.484">
            <text:p>-0.484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MannEtal2016,MannEtal2019">
            <text:p>MannEtal2016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Poz-66843">
            <text:p>Poz-66843</text:p>
          </table:table-cell>
          <table:table-cell office:value-type="float" office:value="-4.95">
            <text:p>-4.95</text:p>
          </table:table-cell>
          <table:table-cell office:value-type="float" office:value="119.36">
            <text:p>119.36</text:p>
          </table:table-cell>
          <table:table-cell office:value-type="float" office:value="5370.0">
            <text:p>5370.0</text:p>
          </table:table-cell>
          <table:table-cell office:value-type="float" office:value="35.0">
            <text:p>35.0</text:p>
          </table:table-cell>
          <table:table-cell office:value-type="string" office:value="coral - taxa unspecified">
            <text:p>coral - taxa unspecifie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0.487">
            <text:p>0.48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annEtal2016,MannEtal2019">
            <text:p>MannEtal2016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Poz-66844">
            <text:p>Poz-66844</text:p>
          </table:table-cell>
          <table:table-cell office:value-type="float" office:value="-4.95">
            <text:p>-4.95</text:p>
          </table:table-cell>
          <table:table-cell office:value-type="float" office:value="119.36">
            <text:p>119.36</text:p>
          </table:table-cell>
          <table:table-cell office:value-type="float" office:value="5185.0">
            <text:p>5185.0</text:p>
          </table:table-cell>
          <table:table-cell office:value-type="float" office:value="35.0">
            <text:p>35.0</text:p>
          </table:table-cell>
          <table:table-cell office:value-type="string" office:value="coral - taxa unspecified">
            <text:p>coral - taxa unspecifie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0.497">
            <text:p>0.49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annEtal2016,MannEtal2019">
            <text:p>MannEtal2016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Poz-66846">
            <text:p>Poz-66846</text:p>
          </table:table-cell>
          <table:table-cell office:value-type="float" office:value="-4.95">
            <text:p>-4.95</text:p>
          </table:table-cell>
          <table:table-cell office:value-type="float" office:value="119.36">
            <text:p>119.36</text:p>
          </table:table-cell>
          <table:table-cell office:value-type="float" office:value="4940.0">
            <text:p>4940.0</text:p>
          </table:table-cell>
          <table:table-cell office:value-type="float" office:value="40.0">
            <text:p>40.0</text:p>
          </table:table-cell>
          <table:table-cell office:value-type="string" office:value="coral - taxa unspecified">
            <text:p>coral - taxa unspecifie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0.297">
            <text:p>0.29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annEtal2016,MannEtal2019">
            <text:p>MannEtal2016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Poz-63506">
            <text:p>Poz-63506</text:p>
          </table:table-cell>
          <table:table-cell office:value-type="float" office:value="-5.04">
            <text:p>-5.04</text:p>
          </table:table-cell>
          <table:table-cell office:value-type="float" office:value="119.33">
            <text:p>119.33</text:p>
          </table:table-cell>
          <table:table-cell office:value-type="float" office:value="4965.0">
            <text:p>4965.0</text:p>
          </table:table-cell>
          <table:table-cell office:value-type="float" office:value="35.0">
            <text:p>35.0</text:p>
          </table:table-cell>
          <table:table-cell office:value-type="string" office:value="coral - taxa unspecified">
            <text:p>coral - taxa unspecifie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-0.514">
            <text:p>-0.514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MannEtal2016,MannEtal2019">
            <text:p>MannEtal2016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Poz-66848">
            <text:p>Poz-66848</text:p>
          </table:table-cell>
          <table:table-cell office:value-type="float" office:value="-4.95">
            <text:p>-4.95</text:p>
          </table:table-cell>
          <table:table-cell office:value-type="float" office:value="119.36">
            <text:p>119.36</text:p>
          </table:table-cell>
          <table:table-cell office:value-type="float" office:value="4330.0">
            <text:p>4330.0</text:p>
          </table:table-cell>
          <table:table-cell office:value-type="float" office:value="35.0">
            <text:p>35.0</text:p>
          </table:table-cell>
          <table:table-cell office:value-type="string" office:value="coral - taxa unspecified">
            <text:p>coral - taxa unspecifie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0.097">
            <text:p>0.09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annEtal2016,MannEtal2019">
            <text:p>MannEtal2016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Poz-66849">
            <text:p>Poz-66849</text:p>
          </table:table-cell>
          <table:table-cell office:value-type="float" office:value="-4.95">
            <text:p>-4.95</text:p>
          </table:table-cell>
          <table:table-cell office:value-type="float" office:value="119.36">
            <text:p>119.36</text:p>
          </table:table-cell>
          <table:table-cell office:value-type="float" office:value="4810.0">
            <text:p>4810.0</text:p>
          </table:table-cell>
          <table:table-cell office:value-type="float" office:value="40.0">
            <text:p>40.0</text:p>
          </table:table-cell>
          <table:table-cell office:value-type="string" office:value="coral - taxa unspecified">
            <text:p>coral - taxa unspecifie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0.147">
            <text:p>0.14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annEtal2016,MannEtal2019">
            <text:p>MannEtal2016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Poz-66850">
            <text:p>Poz-66850</text:p>
          </table:table-cell>
          <table:table-cell office:value-type="float" office:value="-4.95">
            <text:p>-4.95</text:p>
          </table:table-cell>
          <table:table-cell office:value-type="float" office:value="119.36">
            <text:p>119.36</text:p>
          </table:table-cell>
          <table:table-cell office:value-type="float" office:value="5350.0">
            <text:p>5350.0</text:p>
          </table:table-cell>
          <table:table-cell office:value-type="float" office:value="40.0">
            <text:p>40.0</text:p>
          </table:table-cell>
          <table:table-cell office:value-type="string" office:value="coral - taxa unspecified">
            <text:p>coral - taxa unspecifie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0.447">
            <text:p>0.44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annEtal2016,MannEtal2019">
            <text:p>MannEtal2016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Poz-63507">
            <text:p>Poz-63507</text:p>
          </table:table-cell>
          <table:table-cell office:value-type="float" office:value="-4.95">
            <text:p>-4.95</text:p>
          </table:table-cell>
          <table:table-cell office:value-type="float" office:value="119.36">
            <text:p>119.36</text:p>
          </table:table-cell>
          <table:table-cell office:value-type="float" office:value="5325.0">
            <text:p>5325.0</text:p>
          </table:table-cell>
          <table:table-cell office:value-type="float" office:value="35.0">
            <text:p>35.0</text:p>
          </table:table-cell>
          <table:table-cell office:value-type="string" office:value="coral - taxa unspecified">
            <text:p>coral - taxa unspecifie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0.527">
            <text:p>0.52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annEtal2016,MannEtal2019">
            <text:p>MannEtal2016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GaK-3602">
            <text:p>GaK-3602</text:p>
          </table:table-cell>
          <table:table-cell office:value-type="float" office:value="-4.83333">
            <text:p>-4.83333</text:p>
          </table:table-cell>
          <table:table-cell office:value-type="float" office:value="119.56667">
            <text:p>119.56667</text:p>
          </table:table-cell>
          <table:table-cell office:value-type="float" office:value="4460.0">
            <text:p>4460.0</text:p>
          </table:table-cell>
          <table:table-cell office:value-type="float" office:value="139.0">
            <text:p>139.0</text:p>
          </table:table-cell>
          <table:table-cell office:value-type="string" office:value="Molluscs attached to Eocene limestone">
            <text:p>Molluscs attached to Eocene limestone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5.75">
            <text:p>5.7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TjiaEtal1972,MannEtal2016,MannEtal2019">
            <text:p>TjiaEtal1972,MannEtal2016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Poz-66847">
            <text:p>Poz-66847</text:p>
          </table:table-cell>
          <table:table-cell office:value-type="float" office:value="-4.95">
            <text:p>-4.95</text:p>
          </table:table-cell>
          <table:table-cell office:value-type="float" office:value="119.36">
            <text:p>119.36</text:p>
          </table:table-cell>
          <table:table-cell office:value-type="float" office:value="4340.0">
            <text:p>4340.0</text:p>
          </table:table-cell>
          <table:table-cell office:value-type="float" office:value="30.0">
            <text:p>30.0</text:p>
          </table:table-cell>
          <table:table-cell office:value-type="string" office:value="coral - taxa unspecified">
            <text:p>coral - taxa unspecifie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0.117">
            <text:p>0.11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annEtal2016,MannEtal2019">
            <text:p>MannEtal2016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GaK-3603">
            <text:p>GaK-3603</text:p>
          </table:table-cell>
          <table:table-cell office:value-type="float" office:value="-4.83333">
            <text:p>-4.83333</text:p>
          </table:table-cell>
          <table:table-cell office:value-type="float" office:value="119.56667">
            <text:p>119.56667</text:p>
          </table:table-cell>
          <table:table-cell office:value-type="float" office:value="5312.0">
            <text:p>5312.0</text:p>
          </table:table-cell>
          <table:table-cell office:value-type="float" office:value="139.0">
            <text:p>139.0</text:p>
          </table:table-cell>
          <table:table-cell office:value-type="string" office:value="Molluscs attached to Eocene limestone">
            <text:p>Molluscs attached to Eocene limestone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6.5">
            <text:p>6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TjiaEtal1972,MannEtal2016,MannEtal2019">
            <text:p>TjiaEtal1972,MannEtal2016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Poz-66840">
            <text:p>Poz-66840</text:p>
          </table:table-cell>
          <table:table-cell office:value-type="float" office:value="-5.04">
            <text:p>-5.04</text:p>
          </table:table-cell>
          <table:table-cell office:value-type="float" office:value="119.33">
            <text:p>119.33</text:p>
          </table:table-cell>
          <table:table-cell office:value-type="float" office:value="4640.0">
            <text:p>4640.0</text:p>
          </table:table-cell>
          <table:table-cell office:value-type="float" office:value="35.0">
            <text:p>35.0</text:p>
          </table:table-cell>
          <table:table-cell office:value-type="string" office:value="coral - taxa unspecified">
            <text:p>coral - taxa unspecifie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-0.574">
            <text:p>-0.574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MannEtal2016,MannEtal2019">
            <text:p>MannEtal2016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GrN-10492">
            <text:p>GrN-10492</text:p>
          </table:table-cell>
          <table:table-cell office:value-type="float" office:value="-5.00284">
            <text:p>-5.00284</text:p>
          </table:table-cell>
          <table:table-cell office:value-type="float" office:value="119.48236">
            <text:p>119.48236</text:p>
          </table:table-cell>
          <table:table-cell office:value-type="float" office:value="6840.0">
            <text:p>6840.0</text:p>
          </table:table-cell>
          <table:table-cell office:value-type="float" office:value="100.0">
            <text:p>100.0</text:p>
          </table:table-cell>
          <table:table-cell office:value-type="string" office:value="Loamy clay">
            <text:p>Loamy clay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0.6">
            <text:p>-0.6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deKlerk1982,MannEtal2019">
            <text:p>deKlerk1982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GrN-10980">
            <text:p>GrN-10980</text:p>
          </table:table-cell>
          <table:table-cell office:value-type="float" office:value="-5.07198">
            <text:p>-5.07198</text:p>
          </table:table-cell>
          <table:table-cell office:value-type="float" office:value="119.46815">
            <text:p>119.46815</text:p>
          </table:table-cell>
          <table:table-cell office:value-type="float" office:value="5740.0">
            <text:p>5740.0</text:p>
          </table:table-cell>
          <table:table-cell office:value-type="float" office:value="106.0">
            <text:p>106.0</text:p>
          </table:table-cell>
          <table:table-cell office:value-type="string" office:value="Shell deposit">
            <text:p>Shell deposit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1.9">
            <text:p>1.9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deKlerk1982,MannEtal2019">
            <text:p>deKlerk1982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GrN-10981">
            <text:p>GrN-10981</text:p>
          </table:table-cell>
          <table:table-cell office:value-type="float" office:value="-5.58606">
            <text:p>-5.58606</text:p>
          </table:table-cell>
          <table:table-cell office:value-type="float" office:value="119.48718">
            <text:p>119.48718</text:p>
          </table:table-cell>
          <table:table-cell office:value-type="float" office:value="8220.0">
            <text:p>8220.0</text:p>
          </table:table-cell>
          <table:table-cell office:value-type="float" office:value="100.0">
            <text:p>100.0</text:p>
          </table:table-cell>
          <table:table-cell office:value-type="string" office:value="marine calcium accumulation">
            <text:p>marine calcium accumulation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1.53">
            <text:p>1.53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deKlerk1982,MannEtal2019">
            <text:p>deKlerk1982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GrN-9883">
            <text:p>GrN-9883</text:p>
          </table:table-cell>
          <table:table-cell office:value-type="float" office:value="-5.1055">
            <text:p>-5.1055</text:p>
          </table:table-cell>
          <table:table-cell office:value-type="float" office:value="119.28881">
            <text:p>119.28881</text:p>
          </table:table-cell>
          <table:table-cell office:value-type="float" office:value="4165.0">
            <text:p>4165.0</text:p>
          </table:table-cell>
          <table:table-cell office:value-type="float" office:value="64.0">
            <text:p>64.0</text:p>
          </table:table-cell>
          <table:table-cell office:value-type="string" office:value="coral - taxa unspecified">
            <text:p>coral - taxa unspecifie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1.02">
            <text:p>1.02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deKlerk1982,MannEtal2019">
            <text:p>deKlerk1982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GrN-9884">
            <text:p>GrN-9884</text:p>
          </table:table-cell>
          <table:table-cell office:value-type="float" office:value="-5.60599">
            <text:p>-5.60599</text:p>
          </table:table-cell>
          <table:table-cell office:value-type="float" office:value="119.45858">
            <text:p>119.45858</text:p>
          </table:table-cell>
          <table:table-cell office:value-type="float" office:value="4260.0">
            <text:p>4260.0</text:p>
          </table:table-cell>
          <table:table-cell office:value-type="float" office:value="64.0">
            <text:p>64.0</text:p>
          </table:table-cell>
          <table:table-cell office:value-type="string" office:value="coral - taxa unspecified">
            <text:p>coral - taxa unspecifie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1.13">
            <text:p>1.13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deKlerk1982,MannEtal2019">
            <text:p>deKlerk1982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GrN-9885">
            <text:p>GrN-9885</text:p>
          </table:table-cell>
          <table:table-cell office:value-type="float" office:value="-5.60599">
            <text:p>-5.60599</text:p>
          </table:table-cell>
          <table:table-cell office:value-type="float" office:value="119.45858">
            <text:p>119.45858</text:p>
          </table:table-cell>
          <table:table-cell office:value-type="float" office:value="2755.0">
            <text:p>2755.0</text:p>
          </table:table-cell>
          <table:table-cell office:value-type="float" office:value="126.0">
            <text:p>126.0</text:p>
          </table:table-cell>
          <table:table-cell office:value-type="string" office:value="Shell accumulation">
            <text:p>Shell accumulation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1.22">
            <text:p>1.22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deKlerk1982,MannEtal2019">
            <text:p>deKlerk1982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Poz-66839">
            <text:p>Poz-66839</text:p>
          </table:table-cell>
          <table:table-cell office:value-type="float" office:value="-5.04">
            <text:p>-5.04</text:p>
          </table:table-cell>
          <table:table-cell office:value-type="float" office:value="119.33">
            <text:p>119.33</text:p>
          </table:table-cell>
          <table:table-cell office:value-type="float" office:value="4900.0">
            <text:p>4900.0</text:p>
          </table:table-cell>
          <table:table-cell office:value-type="float" office:value="35.0">
            <text:p>35.0</text:p>
          </table:table-cell>
          <table:table-cell office:value-type="string" office:value="coral - taxa unspecified">
            <text:p>coral - taxa unspecifie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-0.444">
            <text:p>-0.444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MannEtal2016,MannEtal2019">
            <text:p>MannEtal2016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Poz-66838">
            <text:p>Poz-66838</text:p>
          </table:table-cell>
          <table:table-cell office:value-type="float" office:value="-5.04">
            <text:p>-5.04</text:p>
          </table:table-cell>
          <table:table-cell office:value-type="float" office:value="119.33">
            <text:p>119.33</text:p>
          </table:table-cell>
          <table:table-cell office:value-type="float" office:value="5600.0">
            <text:p>5600.0</text:p>
          </table:table-cell>
          <table:table-cell office:value-type="float" office:value="40.0">
            <text:p>40.0</text:p>
          </table:table-cell>
          <table:table-cell office:value-type="string" office:value="coral - taxa unspecified">
            <text:p>coral - taxa unspecifie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-0.344">
            <text:p>-0.344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MannEtal2016,MannEtal2019">
            <text:p>MannEtal2016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Poz-63515">
            <text:p>Poz-63515</text:p>
          </table:table-cell>
          <table:table-cell office:value-type="float" office:value="-4.95">
            <text:p>-4.95</text:p>
          </table:table-cell>
          <table:table-cell office:value-type="float" office:value="119.36">
            <text:p>119.36</text:p>
          </table:table-cell>
          <table:table-cell office:value-type="float" office:value="4940.0">
            <text:p>4940.0</text:p>
          </table:table-cell>
          <table:table-cell office:value-type="float" office:value="35.0">
            <text:p>35.0</text:p>
          </table:table-cell>
          <table:table-cell office:value-type="string" office:value="coral - taxa unspecified">
            <text:p>coral - taxa unspecifie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0.257">
            <text:p>0.25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annEtal2016,MannEtal2019">
            <text:p>MannEtal2016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GrN-10491">
            <text:p>GrN-10491</text:p>
          </table:table-cell>
          <table:table-cell office:value-type="float" office:value="-5.00284">
            <text:p>-5.00284</text:p>
          </table:table-cell>
          <table:table-cell office:value-type="float" office:value="119.48236">
            <text:p>119.48236</text:p>
          </table:table-cell>
          <table:table-cell office:value-type="float" office:value="905.0">
            <text:p>905.0</text:p>
          </table:table-cell>
          <table:table-cell office:value-type="float" office:value="50.0">
            <text:p>50.0</text:p>
          </table:table-cell>
          <table:table-cell office:value-type="string" office:value="Loamy clay">
            <text:p>Loamy clay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1.1">
            <text:p>1.1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deKlerk1982,MannEtal2019">
            <text:p>deKlerk1982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GrN-10978">
            <text:p>GrN-10978</text:p>
          </table:table-cell>
          <table:table-cell office:value-type="float" office:value="-4.8119">
            <text:p>-4.8119</text:p>
          </table:table-cell>
          <table:table-cell office:value-type="float" office:value="119.2346">
            <text:p>119.2346</text:p>
          </table:table-cell>
          <table:table-cell office:value-type="float" office:value="3870.0">
            <text:p>3870.0</text:p>
          </table:table-cell>
          <table:table-cell office:value-type="float" office:value="99.0">
            <text:p>99.0</text:p>
          </table:table-cell>
          <table:table-cell office:value-type="string" office:value="Coral - shell deposit">
            <text:p>Coral - shell deposit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0.7">
            <text:p>0.7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deKlerk1982,MannEtal2019">
            <text:p>deKlerk1982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Poz-63513">
            <text:p>Poz-63513</text:p>
          </table:table-cell>
          <table:table-cell office:value-type="float" office:value="-4.95">
            <text:p>-4.95</text:p>
          </table:table-cell>
          <table:table-cell office:value-type="float" office:value="119.36">
            <text:p>119.36</text:p>
          </table:table-cell>
          <table:table-cell office:value-type="float" office:value="4645.0">
            <text:p>4645.0</text:p>
          </table:table-cell>
          <table:table-cell office:value-type="float" office:value="30.0">
            <text:p>30.0</text:p>
          </table:table-cell>
          <table:table-cell office:value-type="string" office:value="coral - taxa unspecified">
            <text:p>coral - taxa unspecifie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0.147">
            <text:p>0.14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annEtal2016,MannEtal2019">
            <text:p>MannEtal2016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Poz-63512">
            <text:p>Poz-63512</text:p>
          </table:table-cell>
          <table:table-cell office:value-type="float" office:value="-4.95">
            <text:p>-4.95</text:p>
          </table:table-cell>
          <table:table-cell office:value-type="float" office:value="119.36">
            <text:p>119.36</text:p>
          </table:table-cell>
          <table:table-cell office:value-type="float" office:value="3920.0">
            <text:p>3920.0</text:p>
          </table:table-cell>
          <table:table-cell office:value-type="float" office:value="30.0">
            <text:p>30.0</text:p>
          </table:table-cell>
          <table:table-cell office:value-type="string" office:value="coral - taxa unspecified">
            <text:p>coral - taxa unspecifie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0.087">
            <text:p>0.08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annEtal2016,MannEtal2019">
            <text:p>MannEtal2016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GrN-10979">
            <text:p>GrN-10979</text:p>
          </table:table-cell>
          <table:table-cell office:value-type="float" office:value="-4.57482">
            <text:p>-4.57482</text:p>
          </table:table-cell>
          <table:table-cell office:value-type="float" office:value="119.59116">
            <text:p>119.59116</text:p>
          </table:table-cell>
          <table:table-cell office:value-type="float" office:value="3770.0">
            <text:p>3770.0</text:p>
          </table:table-cell>
          <table:table-cell office:value-type="float" office:value="92.0">
            <text:p>92.0</text:p>
          </table:table-cell>
          <table:table-cell office:value-type="string" office:value="Oysters">
            <text:p>Oysters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3.56">
            <text:p>3.56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deKlerk1982,MannEtal2019">
            <text:p>deKlerk1982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Poz-63511">
            <text:p>Poz-63511</text:p>
          </table:table-cell>
          <table:table-cell office:value-type="float" office:value="-4.95">
            <text:p>-4.95</text:p>
          </table:table-cell>
          <table:table-cell office:value-type="float" office:value="119.36">
            <text:p>119.36</text:p>
          </table:table-cell>
          <table:table-cell office:value-type="float" office:value="4915.0">
            <text:p>4915.0</text:p>
          </table:table-cell>
          <table:table-cell office:value-type="float" office:value="35.0">
            <text:p>35.0</text:p>
          </table:table-cell>
          <table:table-cell office:value-type="string" office:value="coral - taxa unspecified">
            <text:p>coral - taxa unspecifie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0.207">
            <text:p>0.20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annEtal2016,MannEtal2019">
            <text:p>MannEtal2016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Poz-63504">
            <text:p>Poz-63504</text:p>
          </table:table-cell>
          <table:table-cell office:value-type="float" office:value="-5.04">
            <text:p>-5.04</text:p>
          </table:table-cell>
          <table:table-cell office:value-type="float" office:value="119.33">
            <text:p>119.33</text:p>
          </table:table-cell>
          <table:table-cell office:value-type="float" office:value="4505.0">
            <text:p>4505.0</text:p>
          </table:table-cell>
          <table:table-cell office:value-type="float" office:value="30.0">
            <text:p>30.0</text:p>
          </table:table-cell>
          <table:table-cell office:value-type="string" office:value="coral - taxa unspecified">
            <text:p>coral - taxa unspecifie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-0.764">
            <text:p>-0.764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MannEtal2016,MannEtal2019">
            <text:p>MannEtal2016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GrN-10493">
            <text:p>GrN-10493</text:p>
          </table:table-cell>
          <table:table-cell office:value-type="float" office:value="-4.9494">
            <text:p>-4.9494</text:p>
          </table:table-cell>
          <table:table-cell office:value-type="float" office:value="119.56053">
            <text:p>119.56053</text:p>
          </table:table-cell>
          <table:table-cell office:value-type="float" office:value="6175.0">
            <text:p>6175.0</text:p>
          </table:table-cell>
          <table:table-cell office:value-type="float" office:value="103.0">
            <text:p>103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0.931">
            <text:p>-0.931</text:p>
          </table:table-cell>
          <table:table-cell office:value-type="float" office:value="0.44">
            <text:p>0.44</text:p>
          </table:table-cell>
          <table:table-cell office:value-type="float" office:value="0.44">
            <text:p>0.44</text:p>
          </table:table-cell>
          <table:table-cell office:value-type="string" office:value="deKlerk1982,MannEtal2019">
            <text:p>deKlerk1982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GrN-10559">
            <text:p>GrN-10559</text:p>
          </table:table-cell>
          <table:table-cell office:value-type="float" office:value="-5.58606">
            <text:p>-5.58606</text:p>
          </table:table-cell>
          <table:table-cell office:value-type="float" office:value="119.48718">
            <text:p>119.48718</text:p>
          </table:table-cell>
          <table:table-cell office:value-type="float" office:value="1525.0">
            <text:p>1525.0</text:p>
          </table:table-cell>
          <table:table-cell office:value-type="float" office:value="130.0">
            <text:p>130.0</text:p>
          </table:table-cell>
          <table:table-cell office:value-type="string" office:value="Shell accumulation">
            <text:p>Shell accumulation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1.56">
            <text:p>1.56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deKlerk1982,MannEtal2019">
            <text:p>deKlerk1982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GrN-10560">
            <text:p>GrN-10560</text:p>
          </table:table-cell>
          <table:table-cell office:value-type="float" office:value="-5.58606">
            <text:p>-5.58606</text:p>
          </table:table-cell>
          <table:table-cell office:value-type="float" office:value="119.48718">
            <text:p>119.48718</text:p>
          </table:table-cell>
          <table:table-cell office:value-type="float" office:value="1840.0">
            <text:p>1840.0</text:p>
          </table:table-cell>
          <table:table-cell office:value-type="float" office:value="136.0">
            <text:p>136.0</text:p>
          </table:table-cell>
          <table:table-cell office:value-type="string" office:value="Shell accumulation">
            <text:p>Shell accumulation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1.84">
            <text:p>1.84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deKlerk1982,MannEtal2019">
            <text:p>deKlerk1982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Poz-63505">
            <text:p>Poz-63505</text:p>
          </table:table-cell>
          <table:table-cell office:value-type="float" office:value="-5.04">
            <text:p>-5.04</text:p>
          </table:table-cell>
          <table:table-cell office:value-type="float" office:value="119.33">
            <text:p>119.33</text:p>
          </table:table-cell>
          <table:table-cell office:value-type="float" office:value="4405.0">
            <text:p>4405.0</text:p>
          </table:table-cell>
          <table:table-cell office:value-type="float" office:value="35.0">
            <text:p>35.0</text:p>
          </table:table-cell>
          <table:table-cell office:value-type="string" office:value="coral - taxa unspecified">
            <text:p>coral - taxa unspecifie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-0.364">
            <text:p>-0.364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MannEtal2016,MannEtal2019">
            <text:p>MannEtal2016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GrN-10561">
            <text:p>GrN-10561</text:p>
          </table:table-cell>
          <table:table-cell office:value-type="float" office:value="-5.58606">
            <text:p>-5.58606</text:p>
          </table:table-cell>
          <table:table-cell office:value-type="float" office:value="119.48718">
            <text:p>119.48718</text:p>
          </table:table-cell>
          <table:table-cell office:value-type="float" office:value="6540.0">
            <text:p>6540.0</text:p>
          </table:table-cell>
          <table:table-cell office:value-type="float" office:value="103.0">
            <text:p>103.0</text:p>
          </table:table-cell>
          <table:table-cell office:value-type="string" office:value="coral taxa unspecified">
            <text:p>coral taxa unspecifie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deKlerk1982,MannEtal2019">
            <text:p>deKlerk1982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GrN-10562">
            <text:p>GrN-10562</text:p>
          </table:table-cell>
          <table:table-cell office:value-type="float" office:value="-5.58606">
            <text:p>-5.58606</text:p>
          </table:table-cell>
          <table:table-cell office:value-type="float" office:value="119.48718">
            <text:p>119.48718</text:p>
          </table:table-cell>
          <table:table-cell office:value-type="float" office:value="4380.0">
            <text:p>4380.0</text:p>
          </table:table-cell>
          <table:table-cell office:value-type="float" office:value="128.0">
            <text:p>128.0</text:p>
          </table:table-cell>
          <table:table-cell office:value-type="string" office:value="Beachrock - no direct evidence of intertidal origin - conservatively considered subtidal">
            <text:p>Beachrock - no direct evidence of intertidal origin - conservatively considered subtidal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1.36">
            <text:p>1.36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deKlerk1982,MannEtal2019">
            <text:p>deKlerk1982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GrN-10563">
            <text:p>GrN-10563</text:p>
          </table:table-cell>
          <table:table-cell office:value-type="float" office:value="-4.57482">
            <text:p>-4.57482</text:p>
          </table:table-cell>
          <table:table-cell office:value-type="float" office:value="119.59116">
            <text:p>119.59116</text:p>
          </table:table-cell>
          <table:table-cell office:value-type="float" office:value="4520.0">
            <text:p>4520.0</text:p>
          </table:table-cell>
          <table:table-cell office:value-type="float" office:value="141.0">
            <text:p>141.0</text:p>
          </table:table-cell>
          <table:table-cell office:value-type="string" office:value="Shell deposit">
            <text:p>Shell deposit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1.83">
            <text:p>1.83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deKlerk1982,MannEtal2019">
            <text:p>deKlerk1982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GrN-10564">
            <text:p>GrN-10564</text:p>
          </table:table-cell>
          <table:table-cell office:value-type="float" office:value="-5.00284">
            <text:p>-5.00284</text:p>
          </table:table-cell>
          <table:table-cell office:value-type="float" office:value="119.48236">
            <text:p>119.48236</text:p>
          </table:table-cell>
          <table:table-cell office:value-type="float" office:value="2230.0">
            <text:p>2230.0</text:p>
          </table:table-cell>
          <table:table-cell office:value-type="float" office:value="136.0">
            <text:p>136.0</text:p>
          </table:table-cell>
          <table:table-cell office:value-type="string" office:value="Shell accumulation">
            <text:p>Shell accumulation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1.25">
            <text:p>1.25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deKlerk1982,MannEtal2019">
            <text:p>deKlerk1982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GrN-10565">
            <text:p>GrN-10565</text:p>
          </table:table-cell>
          <table:table-cell office:value-type="float" office:value="-5.07198">
            <text:p>-5.07198</text:p>
          </table:table-cell>
          <table:table-cell office:value-type="float" office:value="119.46815">
            <text:p>119.46815</text:p>
          </table:table-cell>
          <table:table-cell office:value-type="float" office:value="2330.0">
            <text:p>2330.0</text:p>
          </table:table-cell>
          <table:table-cell office:value-type="float" office:value="136.0">
            <text:p>136.0</text:p>
          </table:table-cell>
          <table:table-cell office:value-type="string" office:value="Shell accumulation">
            <text:p>Shell accumulation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1.68">
            <text:p>1.68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deKlerk1982,MannEtal2019">
            <text:p>deKlerk1982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GrN-10976">
            <text:p>GrN-10976</text:p>
          </table:table-cell>
          <table:table-cell office:value-type="float" office:value="-5.03615">
            <text:p>-5.03615</text:p>
          </table:table-cell>
          <table:table-cell office:value-type="float" office:value="119.27746">
            <text:p>119.27746</text:p>
          </table:table-cell>
          <table:table-cell office:value-type="float" office:value="1735.0">
            <text:p>1735.0</text:p>
          </table:table-cell>
          <table:table-cell office:value-type="float" office:value="83.0">
            <text:p>83.0</text:p>
          </table:table-cell>
          <table:table-cell office:value-type="string" office:value="Coral - shell deposit">
            <text:p>Coral - shell deposit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deKlerk1982,MannEtal2019">
            <text:p>deKlerk1982,MannEtal2019</text:p>
          </table:table-cell>
        </table:table-row>
        <table:table-row>
          <table:table-cell office:value-type="string" office:value="South_Sulawesi">
            <text:p>South_Sulawesi</text:p>
          </table:table-cell>
          <table:table-cell office:value-type="string" office:value="radiocarbon">
            <text:p>radiocarbon</text:p>
          </table:table-cell>
          <table:table-cell office:value-type="string" office:value="GrN-10566">
            <text:p>GrN-10566</text:p>
          </table:table-cell>
          <table:table-cell office:value-type="float" office:value="-5.12537">
            <text:p>-5.12537</text:p>
          </table:table-cell>
          <table:table-cell office:value-type="float" office:value="119.34338">
            <text:p>119.34338</text:p>
          </table:table-cell>
          <table:table-cell office:value-type="float" office:value="5440.0">
            <text:p>5440.0</text:p>
          </table:table-cell>
          <table:table-cell office:value-type="float" office:value="150.0">
            <text:p>15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deKlerk1982,MannEtal2019">
            <text:p>deKlerk1982,MannEtal20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